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3d1" officeooo:paragraph-rsid="000073d1"/>
    </style:style>
    <style:style style:name="T1" style:family="text">
      <style:text-properties officeooo:rsid="000100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se are some of the topics which needs revision and practise</text:p>
      <text:p text:style-name="P1"/>
      <text:p text:style-name="P1">Topics which requires practise: <text:s text:c="2"/>Javascript</text:p>
      <text:p text:style-name="P1"/>
      <text:p text:style-name="P1"/>
      <text:p text:style-name="P1">1. <text:s/>Higher Order and Callback Function<text:line-break/>2. <text:s/>Destructuring types specially that array one and object one</text:p>
      <text:p text:style-name="P1">3. <text:s/>Arrays methods revision</text:p>
      <text:p text:style-name="P1">4. <text:s/><text:span text:style-name="T1">Little Revison of Hoisting </text:span></text:p>
      <text:p text:style-name="P1"/>
      <text:p text:style-name="P1"/>
      <text:p text:style-name="P1"/>
      <text:p text:style-name="P1">CSS</text:p>
      <text:p text:style-name="P1"/>
      <text:p text:style-name="P1">1. Overflow examples</text:p>
      <text:p text:style-name="P1"/>
      <text:p text:style-name="P1"/>
      <text:p text:style-name="P1">HTML</text:p>
      <text:p text:style-name="P1"/>
      <text:p text:style-name="P1">1. Tables and form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22:44:52.477142571</meta:creation-date>
    <dc:date>2023-10-02T22:55:52.649619894</dc:date>
    <meta:editing-duration>PT50S</meta:editing-duration>
    <meta:editing-cycles>1</meta:editing-cycles>
    <meta:document-statistic meta:table-count="0" meta:image-count="0" meta:object-count="0" meta:page-count="1" meta:paragraph-count="9" meta:word-count="50" meta:character-count="312" meta:non-whitespace-character-count="264"/>
    <meta:generator>LibreOffice/7.3.7.2$Linux_X86_64 LibreOffice_project/30$Build-2</meta:generator>
  </office:meta>
</office:document-meta>
</file>